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F0000001B47C1397D201A4F2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29cm" fo:min-width="0.654cm"/>
    </style:style>
    <style:style style:name="gr2" style:family="graphic" style:parent-style-name="standard">
      <style:graphic-properties draw:textarea-horizontal-align="justify" draw:textarea-vertical-align="middle" draw:auto-grow-height="false" fo:min-height="0.129cm" fo:min-width="0.653cm"/>
    </style:style>
    <style:style style:name="gr3" style:family="graphic" style:parent-style-name="standard">
      <style:graphic-properties draw:textarea-horizontal-align="justify" draw:textarea-vertical-align="middle" draw:auto-grow-height="false" fo:min-height="0.13cm" fo:min-width="0.65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49cm" fo:min-width="0.39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49cm" fo:min-width="0.399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.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36cm" fo:min-width="0.242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636cm" fo:min-width="0.2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3cm" fo:min-width="0.6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8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5cm" fo:min-width="0.66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.5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cm"/>
      <style:paragraph-properties style:writing-mode="lr-tb"/>
    </style:style>
    <style:style style:name="gr2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8cm"/>
      <style:paragraph-properties style:writing-mode="lr-tb"/>
    </style:style>
    <style:style style:name="P1" style:family="paragraph">
      <style:paragraph-properties fo:text-align="center"/>
      <style:text-properties fo:font-size="12pt" fo:language="en" fo:country="GB"/>
    </style:style>
    <style:style style:name="P2" style:family="paragraph">
      <style:paragraph-properties fo:text-align="center" style:writing-mode="lr-tb"/>
      <style:text-properties fo:font-size="12pt" fo:language="en" fo:country="GB"/>
    </style:style>
    <style:style style:name="P3" style:family="paragraph">
      <loext:graphic-properties draw:fill="none"/>
      <style:paragraph-properties fo:text-align="center"/>
      <style:text-properties fo:font-size="12pt"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2pt" fo:language="en" fo:country="GB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2pt" fo:language="en" fo:country="GB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loext:graphic-properties draw:fill="none"/>
      <style:paragraph-properties style:writing-mode="lr-tb"/>
      <style:text-properties fo:font-size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T1" style:family="text">
      <style:text-properties fo:font-size="12pt" fo:language="en" fo:country="GB"/>
    </style:style>
    <style:style style:name="T2" style:family="text">
      <style:text-properties fo:font-size="12pt" fo:language="en" fo:country="GB" style:font-size-asian="18pt" style:font-size-complex="18pt"/>
    </style:style>
    <style:style style:name="T3" style:family="text">
      <style:text-properties style:text-position="-33% 58%" fo:font-size="12pt" fo:language="en" fo:country="GB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fo:font-size="12pt" fo:language="en" fo:country="GB"/>
    </style:style>
    <style:style style:name="T7" style:family="text">
      <style:text-properties fo:font-size="12pt"/>
    </style:style>
    <style:style style:name="T8" style:family="text">
      <style:text-properties style:text-position="-33% 58%" fo:font-size="12pt"/>
    </style:style>
    <style:style style:name="T9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54cm" svg:height="0.379cm" svg:x="3.413cm" svg:y="1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153cm" svg:height="0.379cm" svg:x="6.719cm" svg:y="1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.154cm" svg:height="0.379cm" svg:x="3.413cm" svg:y="3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153cm" svg:height="0.379cm" svg:x="6.788cm" svg:y="3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1.153cm" svg:height="0.38cm" draw:transform="rotate (1.5707963267949) translate (5.525cm 3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3.413cm" svg:y1="1.486cm" svg:x2="2.274cm" svg:y2="2.221cm" draw:start-shape="id1" draw:start-glue-point="3" draw:end-shape="id2" draw:end-glue-point="4" svg:d="M3413 1486h-1139v735" svg:viewBox="0 0 1140 736">
          <text:p/>
        </draw:connector>
        <draw:connector draw:style-name="gr4" draw:text-style-name="P1" draw:layer="layout" svg:x1="2.274cm" svg:y1="3.49cm" svg:x2="3.413cm" svg:y2="4.172cm" draw:start-shape="id2" draw:start-glue-point="8" draw:end-shape="id3" draw:end-glue-point="3" svg:d="M2274 3490v682h1139" svg:viewBox="0 0 1140 683">
          <text:p/>
        </draw:connector>
        <draw:connector draw:style-name="gr4" draw:text-style-name="P1" draw:layer="layout" svg:x1="8.847cm" svg:y1="6.19cm" svg:x2="5.708cm" svg:y2="6.491cm" draw:start-shape="id4" draw:start-glue-point="2" draw:end-shape="id5" draw:end-glue-point="6" svg:d="M8847 6190v802h-3139v-501" svg:viewBox="0 0 3140 803">
          <text:p/>
        </draw:connector>
        <draw:connector draw:style-name="gr4" draw:text-style-name="P1" draw:layer="layout" svg:x1="4.567cm" svg:y1="4.172cm" svg:x2="6.788cm" svg:y2="4.172cm" draw:start-shape="id3" draw:start-glue-point="1" draw:end-shape="id6" draw:end-glue-point="3" svg:d="M4567 4172h2221" svg:viewBox="0 0 2222 1">
          <text:p/>
        </draw:connector>
        <draw:connector draw:style-name="gr4" draw:text-style-name="P1" draw:layer="layout" svg:x1="5.715cm" svg:y1="3.374cm" svg:x2="6.788cm" svg:y2="4.172cm" draw:start-shape="id7" draw:start-glue-point="3" draw:end-shape="id6" draw:end-glue-point="3" svg:d="M5715 3374v798h1073" svg:viewBox="0 0 1074 799">
          <text:p/>
        </draw:connector>
        <draw:connector draw:style-name="gr4" draw:text-style-name="P1" draw:layer="layout" svg:x1="6.719cm" svg:y1="1.486cm" svg:x2="5.715cm" svg:y2="2.221cm" draw:start-shape="id8" draw:start-glue-point="3" draw:end-shape="id7" draw:end-glue-point="1" svg:d="M6719 1486h-1004v735" svg:viewBox="0 0 1005 736">
          <text:p/>
        </draw:connector>
        <draw:custom-shape draw:style-name="gr5" draw:text-style-name="P2" xml:id="id2" draw:id="id2" draw:layer="layout" svg:width="1.268cm" svg:height="1.269cm" svg:x="1.64cm" svg:y="2.22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6" draw:text-style-name="P1" draw:layer="layout" svg:width="1.269cm" svg:height="1.269cm" svg:x="8.213cm" svg:y="4.92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8.847cm" svg:y1="5.985cm" svg:x2="8.847cm" svg:y2="5.114cm">
            <text:p/>
          </draw:line>
        </draw:g>
        <draw:frame draw:style-name="gr8" draw:text-style-name="P4" draw:layer="layout" svg:width="1.128cm" svg:height="1.114cm" svg:x="0.921cm" svg:y="1.858cm">
          <draw:text-box>
            <text:p><text:span text:style-name="T2">V</text:span><text:span text:style-name="T3">a</text:span></text:p>
          </draw:text-box>
        </draw:frame>
        <draw:frame draw:style-name="gr9" draw:text-style-name="P4" draw:layer="layout" svg:width="2.4cm" svg:height="0.9cm" svg:x="8.9cm" svg:y="1.5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9" draw:id="id9">
          <draw:custom-shape draw:style-name="gr10" draw:text-style-name="P1" draw:layer="layout" svg:width="1.482cm" svg:height="1.772cm" svg:x="8.097cm" svg:y="1.9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3" draw:layer="layout" svg:x1="8.836cm" svg:y1="2.453cm" svg:x2="8.836cm" svg:y2="3.324cm">
            <text:p/>
          </draw:line>
        </draw:g>
        <draw:custom-shape draw:style-name="gr12" draw:text-style-name="P2" xml:id="id5" draw:id="id5" draw:layer="layout" svg:width="1.483cm" svg:height="1.772cm" svg:x="4.967cm" svg:y="4.71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5" draw:layer="layout" svg:width="3.168cm" svg:height="1.114cm" svg:x="6.2cm" svg:y="6cm">
          <draw:text-box>
            <text:p><text:span text:style-name="T4">V</text:span><text:span text:style-name="T5">c</text:span><text:span text:style-name="T4"> = K</text:span><text:span text:style-name="T5">c</text:span><text:span text:style-name="T4"> I</text:span><text:span text:style-name="T5">c</text:span><text:span text:style-name="T1"> </text:span></text:p>
          </draw:text-box>
        </draw:frame>
        <draw:connector draw:style-name="gr4" draw:text-style-name="P6" draw:layer="layout" svg:x1="4.567cm" svg:y1="4.172cm" svg:x2="5.708cm" svg:y2="4.719cm" draw:start-shape="id3" draw:start-glue-point="1" draw:end-shape="id5" draw:end-glue-point="4" svg:d="M4567 4172h1141v547" svg:viewBox="0 0 1142 548">
          <text:p/>
        </draw:connector>
        <draw:connector draw:style-name="gr4" draw:text-style-name="P6" draw:layer="layout" svg:x1="4.567cm" svg:y1="1.486cm" svg:x2="5.715cm" svg:y2="2.221cm" draw:start-shape="id1" draw:start-glue-point="1" draw:end-shape="id7" draw:end-glue-point="1" svg:d="M4567 1486h1148v735" svg:viewBox="0 0 1149 736">
          <text:p/>
        </draw:connector>
        <draw:connector draw:style-name="gr4" draw:text-style-name="P6" draw:layer="layout" svg:x1="7.941cm" svg:y1="4.172cm" svg:x2="8.847cm" svg:y2="4.921cm" draw:start-shape="id6" draw:start-glue-point="1" draw:end-shape="id4" draw:end-glue-point="0" svg:d="M7941 4172h906v749" svg:viewBox="0 0 907 750">
          <text:p/>
        </draw:connector>
        <draw:connector draw:style-name="gr4" draw:text-style-name="P6" draw:layer="layout" svg:x1="7.872cm" svg:y1="1.486cm" svg:x2="8.838cm" svg:y2="1.938cm" draw:start-shape="id8" draw:start-glue-point="1" draw:end-shape="id9" draw:end-glue-point="0" svg:d="M7872 1486h966v452" svg:viewBox="0 0 967 453">
          <text:p/>
        </draw:connector>
        <draw:connector draw:style-name="gr4" draw:text-style-name="P6" draw:layer="layout" svg:x1="8.838cm" svg:y1="3.71cm" svg:x2="8.847cm" svg:y2="4.921cm" draw:start-shape="id9" draw:start-glue-point="2" draw:end-shape="id4" draw:end-glue-point="0" svg:d="M8838 3710v605h9v606" svg:viewBox="0 0 10 1212">
          <text:p/>
        </draw:connector>
        <draw:custom-shape draw:style-name="gr14" draw:text-style-name="P1" xml:id="id10" draw:id="id10" draw:layer="layout" svg:width="1.154cm" svg:height="0.38cm" svg:x="3.412cm" svg:y="6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1" draw:id="id11" draw:layer="layout" svg:width="1.154cm" svg:height="0.38cm" draw:transform="rotate (1.5707963267949) translate (2.081cm 6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566cm" svg:y1="6.996cm" svg:x2="5.708cm" svg:y2="6.491cm" draw:start-shape="id10" draw:start-glue-point="1" draw:end-shape="id5" draw:end-glue-point="6" svg:d="M4566 6996h1142v-505" svg:viewBox="0 0 1143 506">
          <text:p/>
        </draw:connector>
        <draw:connector draw:style-name="gr4" draw:text-style-name="P6" draw:layer="layout" svg:x1="2.271cm" svg:y1="4.975cm" svg:x2="3.413cm" svg:y2="4.172cm" draw:start-shape="id11" draw:start-glue-point="1" draw:end-shape="id3" draw:end-glue-point="3" svg:d="M2271 4975v-803h1142" svg:viewBox="0 0 1143 804">
          <text:p/>
        </draw:connector>
        <draw:connector draw:style-name="gr4" draw:text-style-name="P6" draw:layer="layout" svg:x1="2.271cm" svg:y1="6.129cm" svg:x2="3.412cm" svg:y2="6.996cm" draw:start-shape="id11" draw:start-glue-point="3" draw:end-shape="id10" draw:end-glue-point="3" svg:d="M2271 6129v867h1141" svg:viewBox="0 0 1142 868">
          <text:p/>
        </draw:connector>
        <draw:frame draw:style-name="gr15" draw:text-style-name="P5" draw:layer="layout" svg:width="1.488cm" svg:height="1.114cm" svg:x="9.512cm" svg:y="5.777cm">
          <draw:text-box>
            <text:p><text:span text:style-name="T1">I</text:span><text:span text:style-name="T6">d</text:span></text:p>
          </draw:text-box>
        </draw:frame>
        <draw:frame draw:style-name="gr16" draw:text-style-name="P7" draw:layer="layout" svg:width="1.162cm" svg:height="1.114cm" svg:x="3.666cm" svg:y="1.676cm">
          <draw:text-box>
            <text:p><text:span text:style-name="T7">R</text:span><text:span text:style-name="T8">1</text:span></text:p>
          </draw:text-box>
        </draw:frame>
        <draw:frame draw:style-name="gr16" draw:text-style-name="P7" draw:layer="layout" svg:width="1.162cm" svg:height="1.114cm" svg:x="3.65cm" svg:y="7.186cm">
          <draw:text-box>
            <text:p><text:span text:style-name="T7">R</text:span><text:span text:style-name="T8">7</text:span></text:p>
          </draw:text-box>
        </draw:frame>
        <draw:frame draw:style-name="gr16" draw:text-style-name="P7" draw:layer="layout" svg:width="1.162cm" svg:height="1.114cm" svg:x="7.004cm" svg:y="4.362cm">
          <draw:text-box>
            <text:p><text:span text:style-name="T7">R</text:span><text:span text:style-name="T8">5</text:span></text:p>
          </draw:text-box>
        </draw:frame>
        <draw:frame draw:style-name="gr17" draw:text-style-name="P7" draw:layer="layout" svg:width="1.031cm" svg:height="1.096cm" svg:x="3.618cm" svg:y="4.362cm">
          <draw:text-box>
            <text:p><text:span text:style-name="T7">R</text:span><text:span text:style-name="T8">4</text:span></text:p>
          </draw:text-box>
        </draw:frame>
        <draw:frame draw:style-name="gr16" draw:text-style-name="P7" draw:layer="layout" svg:width="1.162cm" svg:height="1.114cm" svg:x="5.838cm" svg:y="2.2cm">
          <draw:text-box>
            <text:p><text:span text:style-name="T7">R</text:span><text:span text:style-name="T8">3</text:span></text:p>
          </draw:text-box>
        </draw:frame>
        <draw:frame draw:style-name="gr16" draw:text-style-name="P7" draw:layer="layout" svg:width="1.162cm" svg:height="1.114cm" svg:x="6.939cm" svg:y="1.676cm">
          <draw:text-box>
            <text:p><text:span text:style-name="T7">R</text:span><text:span text:style-name="T8">2</text:span></text:p>
          </draw:text-box>
        </draw:frame>
        <draw:frame draw:style-name="gr18" draw:text-style-name="P7" draw:layer="layout" svg:width="1.162cm" svg:height="0.985cm" svg:x="0.2cm" svg:y="5.215cm">
          <draw:text-box>
            <text:p><text:span text:style-name="T7">R</text:span><text:span text:style-name="T8">6</text:span></text:p>
          </draw:text-box>
        </draw:frame>
        <draw:custom-shape draw:style-name="gr19" draw:text-style-name="P6" draw:layer="layout" svg:width="0.162cm" svg:height="0.178cm" svg:x="5.622cm" svg:y="4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161cm" svg:height="0.178cm" svg:x="8.722cm" svg:y="4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161cm" svg:height="0.177cm" svg:x="5.623cm" svg:y="6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161cm" svg:height="0.178cm" svg:x="5.623cm" svg:y="1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1.128cm" svg:height="2.536cm" svg:x="4.749cm" svg:y="1.958cm">
          <draw:text-box>
            <text:p><text:span text:style-name="T7">+</text:span></text:p>
            <text:p><text:span text:style-name="T7">V</text:span><text:span text:style-name="T8">b</text:span></text:p>
            <text:p><text:span text:style-name="T7">-</text:span></text:p>
          </draw:text-box>
        </draw:frame>
        <draw:line draw:style-name="gr21" draw:text-style-name="P8" draw:layer="layout" svg:x1="2.715cm" svg:y1="4.975cm" svg:x2="2.715cm" svg:y2="6.275cm">
          <text:p/>
        </draw:line>
        <draw:frame draw:style-name="gr22" draw:text-style-name="P9" draw:layer="layout" svg:width="0.596cm" svg:height="1.825cm" svg:x="2.607cm" svg:y="5.147cm">
          <draw:text-box>
            <text:p><text:span text:style-name="T4">I</text:span><text:span text:style-name="T5">c</text:span></text:p>
          </draw:text-box>
        </draw:frame>
        <draw:frame draw:style-name="gr8" draw:text-style-name="P4" draw:layer="layout" svg:width="1.128cm" svg:height="1.114cm" svg:x="1.149cm" svg:y="0.844cm">
          <draw:text-box>
            <text:p><text:span text:style-name="T2">V</text:span><text:span text:style-name="T3">1</text:span></text:p>
          </draw:text-box>
        </draw:frame>
        <draw:frame draw:style-name="gr8" draw:text-style-name="P4" draw:layer="layout" svg:width="1.128cm" svg:height="1.114cm" svg:x="1.549cm" svg:y="6.758cm">
          <draw:text-box>
            <text:p><text:span text:style-name="T2">V</text:span><text:span text:style-name="T3">6</text:span></text:p>
          </draw:text-box>
        </draw:frame>
        <draw:frame draw:style-name="gr8" draw:text-style-name="P4" draw:layer="layout" svg:width="1.128cm" svg:height="1.114cm" svg:x="4.849cm" svg:y="3.458cm">
          <draw:text-box>
            <text:p><text:span text:style-name="T2">V</text:span><text:span text:style-name="T3">4</text:span></text:p>
          </draw:text-box>
        </draw:frame>
        <draw:frame draw:style-name="gr8" draw:text-style-name="P4" draw:layer="layout" svg:width="1.128cm" svg:height="1.114cm" svg:x="2.172cm" svg:y="4.2cm">
          <draw:text-box>
            <text:p><text:span text:style-name="T2">V</text:span><text:span text:style-name="T3">0</text:span></text:p>
          </draw:text-box>
        </draw:frame>
        <draw:frame draw:style-name="gr8" draw:text-style-name="P4" draw:layer="layout" svg:width="1.128cm" svg:height="1.114cm" svg:x="8.749cm" svg:y="3.858cm">
          <draw:text-box>
            <text:p><text:span text:style-name="T2">V</text:span><text:span text:style-name="T3">5</text:span></text:p>
          </draw:text-box>
        </draw:frame>
        <draw:frame draw:style-name="gr8" draw:text-style-name="P4" draw:layer="layout" svg:width="1.128cm" svg:height="1.114cm" svg:x="5.149cm" svg:y="7.144cm">
          <draw:text-box>
            <text:p><text:span text:style-name="T2">V</text:span><text:span text:style-name="T3">7</text:span></text:p>
          </draw:text-box>
        </draw:frame>
        <draw:frame draw:style-name="gr23" draw:text-style-name="P4" draw:layer="layout" svg:width="1.2cm" svg:height="1.114cm" svg:x="8.4cm" svg:y="0.686cm">
          <draw:text-box>
            <text:p><text:span text:style-name="T2">V</text:span><text:span text:style-name="T3">3</text:span></text:p>
          </draw:text-box>
        </draw:frame>
        <draw:frame draw:style-name="gr8" draw:text-style-name="P4" draw:layer="layout" svg:width="1.128cm" svg:height="1.114cm" svg:x="5.172cm" svg:y="0.6cm">
          <draw:text-box>
            <text:p><text:span text:style-name="T2">V</text:span><text:span text:style-name="T3">2</text:span></text:p>
          </draw:text-box>
        </draw:frame>
        <draw:g>
          <draw:line draw:style-name="gr24" draw:text-style-name="P10" draw:layer="layout" svg:x1="1.977cm" svg:y1="4.858cm" svg:x2="1.946cm" svg:y2="3.558cm">
            <text:p/>
          </draw:line>
          <draw:line draw:style-name="gr24" draw:text-style-name="P10" draw:layer="layout" svg:x1="1.981cm" svg:y1="4.859cm" svg:x2="1.95cm" svg:y2="3.559cm">
            <text:p/>
          </draw:line>
          <draw:line draw:style-name="gr24" draw:text-style-name="P10" draw:layer="layout" svg:x1="1.791cm" svg:y1="3.917cm" svg:x2="1.803cm" svg:y2="4.563cm">
            <text:p/>
          </draw:line>
          <draw:line draw:style-name="gr24" draw:text-style-name="P10" draw:layer="layout" svg:x1="1.649cm" svg:y1="4.095cm" svg:x2="1.655cm" svg:y2="4.405cm">
            <text:p/>
          </draw:line>
          <draw:line draw:style-name="gr24" draw:text-style-name="P10" draw:layer="layout" svg:x1="1.975cm" svg:y1="4.225cm" svg:x2="2.349cm" svg:y2="4.221cm">
            <text:p/>
          </draw:line>
        </draw:g>
        <draw:custom-shape draw:style-name="gr19" draw:text-style-name="P6" draw:layer="layout" svg:width="0.161cm" svg:height="0.178cm" svg:x="2.18cm" svg:y="4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1" draw:layer="layout" svg:width="1.912cm" svg:height="0.962cm" svg:x="0.2cm" svg:y="3.338cm">
          <draw:text-box>
            <text:p><text:span text:style-name="T9">GND</text:span></text:p>
          </draw:text-box>
        </draw:frame>
        <draw:frame draw:style-name="gr26" draw:text-style-name="P10" draw:layer="layout" svg:width="2.089cm" svg:height="0.713cm" svg:x="3.2cm" svg:y="6.287cm">
          <draw:image xlink:href="Pictures/100002010000004F0000001B47C1397D201A4F20.png" xlink:type="simple" xlink:show="embed" xlink:actuate="onLoad" loext:mime-type="image/png">
            <text:p/>
          </draw:image>
        </draw:frame>
        <draw:frame draw:style-name="gr26" draw:text-style-name="P10" draw:layer="layout" svg:width="2.089cm" svg:height="0.713cm" svg:x="6.511cm" svg:y="3.487cm">
          <draw:image xlink:href="Pictures/100002010000004F0000001B47C1397D201A4F20.png" xlink:type="simple" xlink:show="embed" xlink:actuate="onLoad" loext:mime-type="image/png">
            <text:p/>
          </draw:image>
        </draw:frame>
        <draw:frame draw:style-name="gr26" draw:text-style-name="P10" draw:layer="layout" svg:width="2.089cm" svg:height="0.713cm" svg:x="3.2cm" svg:y="0.687cm">
          <draw:image xlink:href="Pictures/100002010000004F0000001B47C1397D201A4F20.png" xlink:type="simple" xlink:show="embed" xlink:actuate="onLoad" loext:mime-type="image/png">
            <text:p/>
          </draw:image>
        </draw:frame>
        <draw:frame draw:style-name="gr20" draw:text-style-name="P7" draw:layer="layout" svg:width="1.128cm" svg:height="2.536cm" svg:x="1.505cm" svg:y="4.744cm">
          <draw:text-box>
            <text:p><text:span text:style-name="T7">+</text:span></text:p>
            <text:p><text:span text:style-name="T7"/></text:p>
            <text:p><text:span text:style-name="T7">-</text:span></text:p>
          </draw:text-box>
        </draw:frame>
        <draw:frame draw:style-name="gr27" draw:text-style-name="P11" draw:layer="layout" svg:width="1.598cm" svg:height="0.725cm" svg:x="6.5cm" svg:y="0.775cm">
          <draw:text-box>
            <text:p><text:span text:style-name="T9">- <text:s text:c="5"/>+</text:span></text:p>
          </draw:text-box>
        </draw:frame>
        <draw:frame draw:style-name="gr27" draw:text-style-name="P11" draw:layer="layout" svg:width="1.598cm" svg:height="0.725cm" svg:x="3.202cm" svg:y="3.375cm">
          <draw:text-box>
            <text:p><text:span text:style-name="T9">- <text:s text:c="5"/>+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3T16:24:46.370567028</dc:date>
    <meta:editing-duration>PT34M24S</meta:editing-duration>
    <meta:editing-cycles>8</meta:editing-cycles>
    <meta:generator>LibreOffice/6.4.6.2$Linux_X86_64 LibreOffice_project/40$Build-2</meta:generator>
    <meta:document-statistic meta:object-count="69"/>
  </office:meta>
</office:document-meta>
</file>